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Consolas" fo:font-size="8pt" style:font-size-asian="8pt" style:font-size-complex="8pt" fo:language="en" fo:country="US"/>
    </style:style>
    <style:style style:name="P2" style:parent-style-name="Normal" style:family="paragraph">
      <style:text-properties style:font-name="Consolas" fo:font-size="8pt" style:font-size-asian="8pt" style:font-size-complex="8pt" fo:language="en" fo:country="US"/>
    </style:style>
    <style:style style:name="P3" style:parent-style-name="Normal" style:family="paragraph">
      <style:text-properties style:font-name="Consolas" fo:font-size="8pt" style:font-size-asian="8pt" style:font-size-complex="8pt" fo:language="en" fo:country="US"/>
    </style:style>
    <style:style style:name="P4" style:parent-style-name="Normal" style:family="paragraph">
      <style:text-properties style:font-name="Consolas" fo:font-size="8pt" style:font-size-asian="8pt" style:font-size-complex="8pt" fo:language="en" fo:country="US"/>
    </style:style>
    <style:style style:name="P5" style:parent-style-name="Normal" style:family="paragraph">
      <style:text-properties style:font-name="Consolas" fo:font-size="8pt" style:font-size-asian="8pt" style:font-size-complex="8pt" fo:language="en" fo:country="US"/>
    </style:style>
    <style:style style:name="P6" style:parent-style-name="Normal" style:family="paragraph">
      <style:text-properties style:font-name="Consolas" fo:font-size="8pt" style:font-size-asian="8pt" style:font-size-complex="8pt" fo:language="en" fo:country="US"/>
    </style:style>
    <style:style style:name="P7" style:parent-style-name="Normal" style:family="paragraph">
      <style:text-properties style:font-name="Consolas" fo:font-size="8pt" style:font-size-asian="8pt" style:font-size-complex="8pt" fo:language="en" fo:country="US"/>
    </style:style>
    <style:style style:name="P8" style:parent-style-name="Normal" style:family="paragraph">
      <style:text-properties style:font-name="Consolas" fo:font-size="8pt" style:font-size-asian="8pt" style:font-size-complex="8pt" fo:language="en" fo:country="US"/>
    </style:style>
    <style:style style:name="P9" style:parent-style-name="Normal" style:family="paragraph">
      <style:text-properties style:font-name="Consolas" fo:font-size="8pt" style:font-size-asian="8pt" style:font-size-complex="8pt" fo:language="en" fo:country="US"/>
    </style:style>
    <style:style style:name="P10" style:parent-style-name="Normal" style:family="paragraph">
      <style:text-properties style:font-name="Consolas" fo:font-size="8pt" style:font-size-asian="8pt" style:font-size-complex="8pt" fo:language="en" fo:country="US"/>
    </style:style>
    <style:style style:name="P11" style:parent-style-name="Normal" style:family="paragraph">
      <style:text-properties style:font-name="Consolas" fo:font-size="8pt" style:font-size-asian="8pt" style:font-size-complex="8pt" fo:language="en" fo:country="US"/>
    </style:style>
    <style:style style:name="P12" style:parent-style-name="Normal" style:family="paragraph">
      <style:text-properties style:font-name="Consolas" fo:font-size="8pt" style:font-size-asian="8pt" style:font-size-complex="8pt" fo:language="en" fo:country="US"/>
    </style:style>
    <style:style style:name="P13" style:parent-style-name="Normal" style:family="paragraph">
      <style:text-properties style:font-name="Consolas" fo:font-size="8pt" style:font-size-asian="8pt" style:font-size-complex="8pt" fo:language="en" fo:country="US"/>
    </style:style>
    <style:style style:name="P14" style:parent-style-name="Normal" style:family="paragraph">
      <style:text-properties style:font-name="Consolas" fo:font-size="8pt" style:font-size-asian="8pt" style:font-size-complex="8pt" fo:language="en" fo:country="US"/>
    </style:style>
    <style:style style:name="P15" style:parent-style-name="Normal" style:family="paragraph">
      <style:text-properties style:font-name="Consolas" fo:font-size="8pt" style:font-size-asian="8pt" style:font-size-complex="8pt" fo:language="en" fo:country="US"/>
    </style:style>
    <style:style style:name="P16" style:parent-style-name="Normal" style:family="paragraph">
      <style:text-properties style:font-name="Consolas" fo:font-size="8pt" style:font-size-asian="8pt" style:font-size-complex="8pt" fo:language="en" fo:country="US"/>
    </style:style>
    <style:style style:name="P17" style:parent-style-name="Normal" style:family="paragraph">
      <style:text-properties style:font-name="Consolas" fo:font-size="8pt" style:font-size-asian="8pt" style:font-size-complex="8pt" fo:language="en" fo:country="US"/>
    </style:style>
    <style:style style:name="P18" style:parent-style-name="Normal" style:family="paragraph">
      <style:text-properties style:font-name="Consolas" fo:font-size="8pt" style:font-size-asian="8pt" style:font-size-complex="8pt" fo:language="en" fo:country="US"/>
    </style:style>
    <style:style style:name="P19" style:parent-style-name="Normal" style:family="paragraph">
      <style:text-properties style:font-name="Consolas" fo:font-size="8pt" style:font-size-asian="8pt" style:font-size-complex="8pt" fo:language="en" fo:country="US"/>
    </style:style>
    <style:style style:name="P20" style:parent-style-name="Normal" style:family="paragraph">
      <style:text-properties style:font-name="Consolas" fo:font-size="8pt" style:font-size-asian="8pt" style:font-size-complex="8pt" fo:language="en" fo:country="US"/>
    </style:style>
    <style:style style:name="P21" style:parent-style-name="Normal" style:family="paragraph">
      <style:text-properties style:font-name="Consolas" fo:font-size="8pt" style:font-size-asian="8pt" style:font-size-complex="8pt" fo:language="en" fo:country="US"/>
    </style:style>
    <style:style style:name="P22" style:parent-style-name="Normal" style:family="paragraph">
      <style:text-properties style:font-name="Consolas" fo:font-size="8pt" style:font-size-asian="8pt" style:font-size-complex="8pt" fo:language="en" fo:country="US"/>
    </style:style>
    <style:style style:name="P23" style:parent-style-name="Normal" style:family="paragraph">
      <style:text-properties style:font-name="Consolas" fo:font-size="8pt" style:font-size-asian="8pt" style:font-size-complex="8pt" fo:language="en" fo:country="US"/>
    </style:style>
    <style:style style:name="P24" style:parent-style-name="Normal" style:family="paragraph">
      <style:text-properties style:font-name="Consolas" fo:font-size="8pt" style:font-size-asian="8pt" style:font-size-complex="8pt" fo:language="en" fo:country="US"/>
    </style:style>
    <style:style style:name="P25" style:parent-style-name="Normal" style:family="paragraph">
      <style:text-properties style:font-name="Consolas" fo:font-size="8pt" style:font-size-asian="8pt" style:font-size-complex="8pt" fo:language="en" fo:country="US"/>
    </style:style>
    <style:style style:name="P26" style:parent-style-name="Normal" style:family="paragraph">
      <style:text-properties style:font-name="Consolas" fo:font-size="8pt" style:font-size-asian="8pt" style:font-size-complex="8pt" fo:language="en" fo:country="US"/>
    </style:style>
    <style:style style:name="P27" style:parent-style-name="Normal" style:family="paragraph">
      <style:text-properties style:font-name="Consolas" fo:font-size="8pt" style:font-size-asian="8pt" style:font-size-complex="8pt" fo:language="en" fo:country="US"/>
    </style:style>
    <style:style style:name="P28" style:parent-style-name="Normal" style:family="paragraph">
      <style:text-properties style:font-name="Consolas" fo:font-size="8pt" style:font-size-asian="8pt" style:font-size-complex="8pt" fo:language="en" fo:country="US"/>
    </style:style>
    <style:style style:name="T29" style:parent-style-name="Tipodeletrapredefinidodoparágrafo" style:family="text">
      <style:text-properties style:font-name="Consolas" fo:font-size="8pt" style:font-size-asian="8pt" style:font-size-complex="8pt" fo:language="en" fo:country="US"/>
    </style:style>
    <style:style style:name="T30" style:parent-style-name="Tipodeletrapredefinidodoparágrafo" style:family="text">
      <style:text-properties style:font-name="Consolas" fo:font-size="8pt" style:font-size-asian="8pt" style:font-size-complex="8pt"/>
    </style:style>
    <style:style style:name="P31" style:parent-style-name="Normal" style:family="paragraph">
      <style:text-properties style:font-name="Consolas" fo:font-size="8pt" style:font-size-asian="8pt" style:font-size-complex="8pt"/>
    </style:style>
    <style:style style:name="P32" style:parent-style-name="Normal" style:family="paragraph">
      <style:text-properties style:font-name="Consolas" fo:font-size="8pt" style:font-size-asian="8pt" style:font-size-complex="8pt"/>
    </style:style>
    <style:style style:name="P33" style:parent-style-name="Normal" style:family="paragraph">
      <style:text-properties style:font-name="Consolas" fo:font-size="8pt" style:font-size-asian="8pt" style:font-size-complex="8pt"/>
    </style:style>
    <style:style style:name="P34" style:parent-style-name="Normal" style:family="paragraph">
      <style:text-properties style:font-name="Consolas" fo:font-size="8pt" style:font-size-asian="8pt" style:font-size-complex="8pt"/>
    </style:style>
    <style:style style:name="T35" style:parent-style-name="Tipodeletrapredefinidodoparágrafo" style:family="text">
      <style:text-properties style:font-name="Consolas" fo:font-size="8pt" style:font-size-asian="8pt" style:font-size-complex="8pt"/>
    </style:style>
  </office:automatic-styles>
  <office:body>
    <office:text text:use-soft-page-breaks="true">
      <text:p text:style-name="P1"><text:s text:c="31"/>2026 <text:s text:c="30"/></text:p>
      <text:p text:style-name="P2"/>
      <text:p text:style-name="P3"><text:s text:c="7"/>January <text:s text:c="14"/>February <text:s text:c="16"/>March <text:s text:c="6"/></text:p>
      <text:p text:style-name="P4">Su Mo Tu We Th Fr Sa <text:s text:c="2"/>Su Mo Tu We Th Fr Sa <text:s text:c="2"/>Su Mo Tu We Th Fr Sa</text:p>
      <text:p text:style-name="P5"><text:s text:c="13"/>1 <text:s/>2 <text:s/>3 <text:s text:c="3"/>1 <text:s/>2 <text:s/>3 <text:s/>4<text:s/><text:s/>5 <text:s/>6 <text:s/>7 <text:s text:c="3"/>1 <text:s/>2 <text:s/>3 <text:s/>4 <text:s/>5 <text:s/>6 <text:s/>7</text:p>
      <text:p text:style-name="P6"><text:s/>4 <text:s/>5 <text:s/>6 <text:s/>7 <text:s/>8 <text:s/>9 10 <text:s text:c="3"/>8 <text:s/>9 10 11 12 13 14 <text:s text:c="3"/>8 <text:s/>9 10 11 12 13 14</text:p>
      <text:p text:style-name="P7">11 12 13 14 15 16 17 <text:s text:c="2"/>15 16 17 18 19 20 21 <text:s text:c="2"/>15 16 17 18 19 20 21</text:p>
      <text:p text:style-name="P8">18 19 20 21 22 23 24 <text:s text:c="2"/>22 23 24 25 26 27 28 <text:s text:c="2"/>22 23 24 25 26 27 28</text:p>
      <text:p text:style-name="P9">25 26 27 28 29 30 31 <text:s text:c="25"/>29 30 31 <text:s text:c="11"/></text:p>
      <text:p text:style-name="P10"><text:s text:c="66"/></text:p>
      <text:p text:style-name="P11"><text:s text:c="8"/>April <text:s text:c="18"/>May <text:s text:c="18"/>June <text:s text:c="7"/></text:p>
      <text:p text:style-name="P12">Su Mo Tu We Th Fr Sa <text:s text:c="2"/>Su Mo Tu We Th Fr Sa <text:s text:c="2"/>Su Mo Tu We Th Fr Sa</text:p>
      <text:p text:style-name="P13"><text:s text:c="10"/>1 <text:s/>2 <text:s/>3 <text:s/>4 <text:s text:c="18"/>1 <text:s/>2 <text:s text:c="6"/>1 <text:s/>2 <text:s/>3 <text:s/>4 <text:s/>5 <text:s/>6</text:p>
      <text:p text:style-name="P14"><text:s/>5 <text:s/>6 <text:s/>7 <text:s/>8 <text:s/>9 10 11 <text:s text:c="3"/>3 <text:s/>4 <text:s/>5 <text:s/>6 <text:s/>7 <text:s/>8 <text:s/>9 <text:s text:c="3"/>7 <text:s/>8 <text:s/>9 10 11 12 13</text:p>
      <text:p text:style-name="P15">12 13 14 15 16 17 18 <text:s text:c="2"/>10 11 12 13 14 15 16 <text:s text:c="2"/>14 15 16 17 18 19 20</text:p>
      <text:p text:style-name="P16">19 20 21 22 23 24 25 <text:s text:c="2"/>17 18 19 20 21 22 23 <text:s text:c="2"/>21 22 23 24 25 26 27</text:p>
      <text:p text:style-name="P17">26 27 28 29 30 <text:s text:c="8"/>24 25 26 27 28 29 30 <text:s text:c="2"/>28 29 30 <text:s text:c="11"/></text:p>
      <text:p text:style-name="P18"><text:s text:c="23"/>31 <text:s text:c="40"/></text:p>
      <text:p text:style-name="P19"><text:s text:c="8"/>July <text:s text:c="17"/>August <text:s text:c="15"/>September <text:s text:c="4"/></text:p>
      <text:p text:style-name="P20">Su Mo Tu We Th Fr Sa <text:s text:c="2"/>Su Mo Tu We Th Fr Sa <text:s text:c="2"/>Su Mo<text:s/>Tu We Th Fr Sa</text:p>
      <text:p text:style-name="P21"><text:s text:c="10"/>1 <text:s/>2 <text:s/>3 <text:s/>4 <text:s text:c="21"/>1 <text:s text:c="9"/>1 <text:s/>2 <text:s/>3 <text:s/>4 <text:s/>5</text:p>
      <text:p text:style-name="P22"><text:s/>5 <text:s/>6 <text:s/>7 <text:s/>8 <text:s/>9 10 11 <text:s text:c="3"/>2 <text:s/>3 <text:s/>4 <text:s/>5 <text:s/>6 <text:s/>7 <text:s/>8 <text:s text:c="3"/>6 <text:s/>7 <text:s/>8 <text:s/>9 10 11 12</text:p>
      <text:p text:style-name="P23">12 13 14 15 16 17 18 <text:s text:c="3"/>9 10 11 12 13 14 15 <text:s text:c="2"/>13 14 15 16 17 18 19</text:p>
      <text:p text:style-name="P24">19 20 21 22 23 24 25 <text:s text:c="2"/>16 17 18 19 20 21 22 <text:s text:c="2"/>20 21 22 23 24 25 26</text:p>
      <text:p text:style-name="P25">26 27 28 29 30 31 <text:s text:c="5"/>23 24 25 26 27 28 29 <text:s text:c="2"/>27 28 29 30 <text:s text:c="8"/></text:p>
      <text:p text:style-name="P26"><text:s text:c="23"/>30 31 <text:s text:c="37"/></text:p>
      <text:p text:style-name="P27"><text:s text:c="7"/>October <text:s text:c="14"/>November <text:s text:c="14"/>December <text:s text:c="5"/></text:p>
      <text:p text:style-name="P28">Su Mo Tu We Th Fr Sa <text:s text:c="2"/>Su Mo Tu We Th Fr Sa <text:s text:c="2"/>Su Mo Tu We Th Fr Sa</text:p>
      <text:p text:style-name="Normal"><text:span text:style-name="T29"><text:s text:c="13"/></text:span><text:span text:style-name="T30">1 <text:s/>2 <text:s/>3 <text:s text:c="3"/>1 <text:s/>2 <text:s/>3 <text:s/>4 <text:s/>5 <text:s/>6 <text:s/>7 <text:s text:c="9"/>1 <text:s/>2 <text:s/>3 <text:s/>4 <text:s/>5</text:span></text:p>
      <text:p text:style-name="P31"><text:s/>4 <text:s/>5 <text:s/>6 <text:s/>7 <text:s/>8 <text:s/>9 10 <text:s text:c="3"/>8 <text:s/>9 10 11 12 13 14 <text:s text:c="3"/>6 <text:s/>7 <text:s/>8 <text:s/>9 10 11 12</text:p>
      <text:p text:style-name="P32">11 12 13 14 15 16 17 <text:s text:c="2"/>15 16 17 18 19 20 21 <text:s text:c="2"/>13 14 15 16 17 18 19</text:p>
      <text:p text:style-name="P33">18 19 20 21 22<text:s/>23 24 <text:s text:c="2"/>22 23 24 25 26 27 28 <text:s text:c="2"/>20 21 22 23 24 25 26</text:p>
      <text:p text:style-name="P34">25 26 27 28 29 30 31 <text:s text:c="2"/>29 30 <text:s text:c="17"/>27 28 29 30 31 <text:s text:c="5"/></text:p>
      <text:p text:style-name="Normal"><text:span text:style-name="T35"><text:s text:c="66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áter" style:display-name="Título 2 Caráter" style:family="text" style:parent-style-name="Tipodeletrapredefinidodopará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áter" style:display-name="Título 3 Caráter" style:family="text" style:parent-style-name="Tipodeletrapredefinidodoparágrafo">
      <style:text-properties style:font-name-asian="Times New Roman" style:font-name-complex="Times New Roman" fo:color="#0F4761" fo:font-size="14pt" style:font-size-asian="14pt" style:font-size-complex="14pt"/>
    </style:style>
    <style:style style:name="Título4Caráter" style:display-name="Título 4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áter" style:display-name="Título 5 Caráter" style:family="text" style:parent-style-name="Tipodeletrapredefinidodoparágrafo">
      <style:text-properties style:font-name-asian="Times New Roman" style:font-name-complex="Times New Roman" fo:color="#0F4761"/>
    </style:style>
    <style:style style:name="Título6Caráter" style:display-name="Título 6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áter" style:display-name="Título 7 Caráter" style:family="text" style:parent-style-name="Tipodeletrapredefinidodoparágrafo">
      <style:text-properties style:font-name-asian="Times New Roman" style:font-name-complex="Times New Roman" fo:color="#595959"/>
    </style:style>
    <style:style style:name="Título8Caráter" style:display-name="Título 8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áter" style:display-name="Título 9 Caráter" style:family="text" style:parent-style-name="Tipodeletrapredefinidodoparágraf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style:letter-kerning="true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áter" style:display-name="Subtítulo Caráter" style:family="text" style:parent-style-name="Tipodeletrapredefinidodopará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aráter" style:display-name="Citação Caráter" style:family="text" style:parent-style-name="Tipodeletrapredefinidodoparágraf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Tipodeletrapredefinidodoparágraf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aráter" style:display-name="Citação Intensa Caráter" style:family="text" style:parent-style-name="Tipodeletrapredefinidodoparágraf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Tipodeletrapredefinidodopará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elson Mota</meta:initial-creator>
    <dc:creator>Nelson Mota</dc:creator>
    <meta:creation-date>2024-11-13T17:51:00Z</meta:creation-date>
    <dc:date>2024-11-13T18:03:00Z</dc:date>
    <meta:template xlink:href="Normal" xlink:type="simple"/>
    <meta:editing-cycles>3</meta:editing-cycles>
    <meta:editing-duration>PT120S</meta:editing-duration>
    <meta:document-statistic meta:page-count="1" meta:paragraph-count="4" meta:word-count="345" meta:character-count="2208" meta:row-count="15" meta:non-whitespace-character-count="1867"/>
  </office:meta>
</office:document-meta>
</file>